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background-color="#FFFF00" fo:language="en" fo:country="IN"/>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fo:background-color="#FFFF00" fo:language="en" fo:country="IN"/>
    </style:style>
    <style:style style:name="T20" style:parent-style-name="DefaultParagraphFont" style:family="text">
      <style:text-properties fo:font-style="italic" style:font-style-asian="italic" fo:background-color="#FFFF00" fo:language="en" fo:country="IN"/>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fo:background-color="#FFFF00" fo:language="en" fo:country="IN"/>
    </style:style>
    <style:style style:name="T28" style:parent-style-name="DefaultParagraphFont" style:family="text">
      <style:text-properties fo:font-style="italic" style:font-style-asian="italic" fo:background-color="#FFFF00" fo:language="en" fo:country="IN"/>
    </style:style>
    <style:style style:name="T29" style:parent-style-name="DefaultParagraphFont" style:family="text">
      <style:text-properties fo:font-style="italic" style:font-style-asian="italic" fo:background-color="#FFFF00"/>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fo:background-color="#FFFF00" fo:language="en" fo:country="IN"/>
    </style:style>
    <style:style style:name="T37" style:parent-style-name="DefaultParagraphFont" style:family="text">
      <style:text-properties fo:font-style="italic" style:font-style-asian="italic" fo:background-color="#FFFF00" fo:language="en" fo:country="IN"/>
    </style:style>
    <style:style style:name="T38" style:parent-style-name="DefaultParagraphFont" style:family="text">
      <style:text-properties fo:font-style="italic" style:font-style-asian="italic" fo:background-color="#FFFF00"/>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P42" style:parent-style-name="Standard" style:family="paragraph">
      <style:text-properties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fo:background-color="#FFFF00" fo:language="en" fo:country="IN"/>
    </style:style>
    <style:style style:name="T46" style:parent-style-name="DefaultParagraphFont" style:family="text">
      <style:text-properties fo:font-style="italic" style:font-style-asian="italic" fo:background-color="#FFFF00" fo:language="en" fo:country="IN"/>
    </style:style>
    <style:style style:name="T47" style:parent-style-name="DefaultParagraphFont" style:family="text">
      <style:text-properties fo:font-style="italic" style:font-style-asian="italic" fo:background-color="#FFFF00"/>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P52" style:parent-style-name="Standard" style:family="paragraph">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fo:background-color="#FFFF00"/>
    </style:style>
    <style:style style:name="T56" style:parent-style-name="DefaultParagraphFont" style:family="text">
      <style:text-properties fo:font-style="italic" style:font-style-asian="italic" fo:background-color="#FFFF00" fo:language="en" fo:country="IN"/>
    </style:style>
    <style:style style:name="T57" style:parent-style-name="DefaultParagraphFont" style:family="text">
      <style:text-properties fo:font-style="italic" style:font-style-asian="italic" fo:background-color="#FFFF00"/>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P62" style:parent-style-name="Standard" style:family="paragraph">
      <style:text-properties fo:font-style="italic" style:font-style-asian="italic"/>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fo:background-color="#FFFF00" fo:language="en" fo:country="IN"/>
    </style:style>
    <style:style style:name="T66" style:parent-style-name="DefaultParagraphFont" style:family="text">
      <style:text-properties fo:font-style="italic" style:font-style-asian="italic" fo:background-color="#FFFF00" fo:language="en" fo:country="IN"/>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P69" style:parent-style-name="Standard" style:family="paragraph">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Standard" style:family="paragraph">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fo:background-color="#FFFF00"/>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P85" style:parent-style-name="Standard" style:family="paragraph">
      <style:text-properties fo:font-style="italic" style:font-style-asian="italic"/>
    </style:style>
    <style:style style:name="T86" style:parent-style-name="DefaultParagraphFont" style:family="text">
      <style:text-properties fo:font-weight="bold" style:font-weight-asian="bold" fo:font-style="italic" style:font-style-asian="italic" fo:background-color="#FFFF00"/>
    </style:style>
    <style:style style:name="T87" style:parent-style-name="DefaultParagraphFont" style:family="text">
      <style:text-properties fo:font-style="italic" style:font-style-asian="italic" fo:background-color="#FFFF00"/>
    </style:style>
    <style:style style:name="T88" style:parent-style-name="DefaultParagraphFont" style:family="text">
      <style:text-properties fo:font-style="italic" style:font-style-asian="italic" fo:background-color="#FFFF00" fo:language="en" fo:country="IN"/>
    </style:style>
    <style:style style:name="T89" style:parent-style-name="DefaultParagraphFont" style:family="text">
      <style:text-properties fo:font-style="italic" style:font-style-asian="italic" fo:background-color="#FFFF00" fo:language="en" fo:country="IN"/>
    </style:style>
    <style:style style:name="T90" style:parent-style-name="DefaultParagraphFont" style:family="text">
      <style:text-properties fo:font-style="italic" style:font-style-asian="italic" fo:background-color="#FFFF00" fo:language="en" fo:country="IN"/>
    </style:style>
    <style:style style:name="T91" style:parent-style-name="DefaultParagraphFont" style:family="text">
      <style:text-properties fo:font-style="italic" style:font-style-asian="italic" fo:background-color="#FFFF00" fo:language="en" fo:country="IN"/>
    </style:style>
    <style:style style:name="T92" style:parent-style-name="DefaultParagraphFont" style:family="text">
      <style:text-properties fo:font-style="italic" style:font-style-asian="italic" fo:background-color="#FFFF00" fo:language="en" fo:country="IN"/>
    </style:style>
    <style:style style:name="T93" style:parent-style-name="DefaultParagraphFont" style:family="text">
      <style:text-properties fo:font-style="italic" style:font-style-asian="italic" fo:background-color="#FFFF00" fo:language="en" fo:country="IN"/>
    </style:style>
    <style:style style:name="T94" style:parent-style-name="DefaultParagraphFont" style:family="text">
      <style:text-properties fo:font-style="italic" style:font-style-asian="italic" fo:background-color="#FFFF00"/>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P99" style:parent-style-name="Standard" style:family="paragraph">
      <style:text-properties fo:font-style="italic" style:font-style-asian="italic"/>
    </style:style>
    <style:style style:name="T100" style:parent-style-name="DefaultParagraphFont" style:family="text">
      <style:text-properties fo:font-weight="bold" style:font-weight-asian="bold"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weight="bold" style:font-weight-asian="bold" fo:font-style="italic" style:font-style-asian="italic"/>
    </style:style>
    <style:style style:name="T104"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is it not the difficult tool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is this tool is difficult to understand by the staffs</text:span><text:span text:style-name="T20">. How many people are trained in the tool</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D:</text:span><text:span text:style-name="T26"><text:s/></text:span><text:span text:style-name="T27">is requirement of data analyst is high in your company to handle th</text:span><text:span text:style-name="T28">is tool</text:span><text:span text:style-name="T29">?</text:span></text:p>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A</text:span><text:span text:style-name="T36">re data analyst comfortable working with Data chum</text:span><text:span text:style-name="T37">. How long you plan to use this tool</text:span><text:span text:style-name="T38">?</text:span></text:p>
      <text:p text:style-name="Standard"><text:span text:style-name="T39">HU</text:span><text:span text:style-name="T40">:</text:span><text:span text:style-name="T41"><text:s/>Yes, our team members certainly do not like using Data Churn and tend to quit within 12–18 months.</text:span></text:p>
      <text:p text:style-name="P42"/>
      <text:p text:style-name="Standard"><text:span text:style-name="T43">CD:</text:span><text:span text:style-name="T44"><text:s/></text:span><text:span text:style-name="T45">how long it’s going to take for a new candidate to be completely trained with Data chum and the process seems to be expensive how much it will<text:s/></text:span><text:span text:style-name="T46">cost for one person to complete the training</text:span><text:span text:style-name="T47">?</text:span></text:p>
      <text:p text:style-name="Standard"><text:span text:style-name="T48">HU:</text:span><text:span text:style-name="T49"><text:s/>It takes 4–6 weeks of training for a new team member to use Data Churn competently. So, that is at least 1.5 months of salary incurred as training cost. In addition to that, we also make a separat</text:span><text:span text:style-name="T50">e payment for the new team member to complete certain training projects, certifications and quizzes provided by Data Churn, which costs about a month’s salary of a team member. So yes, our training cost is quite high. And so far in this year, we have train</text:span><text:span text:style-name="T51">ed six new members because of employee attrition.</text:span></text:p>
      <text:p text:style-name="P52"/>
      <text:p text:style-name="Standard"><text:span text:style-name="T53">CD:</text:span><text:span text:style-name="T54"><text:s/></text:span><text:span text:style-name="T55">-</text:span><text:span text:style-name="T56">what are the services offered by Data churn and how will you manage if one of your data analyst leaves the company</text:span><text:span text:style-name="T57">?</text:span></text:p>
      <text:p text:style-name="Standard"><text:span text:style-name="T58">HU:</text:span><text:span text:style-name="T59"><text:s/>Data Churn offers services as<text:s/></text:span><text:span text:style-name="T60">well, wherein they provide us one of their trained employees as an additional team member when one of our team members leaves and we are in the process of training a new one. But they charge really high rates for it, which is about three times what we pay<text:s/></text:span><text:span text:style-name="T61">our team members. So, we either use that option to handle heavy workloads when we are short-handed, or we pay overtime for the existing trained team members.</text:span></text:p>
      <text:p text:style-name="P62"/>
      <text:p text:style-name="Standard"><text:span text:style-name="T63">CD:</text:span><text:span text:style-name="T64"><text:s/></text:span><text:span text:style-name="T65">is there hike in pay during overtime for an employee and are they willing to take up<text:s/></text:span><text:span text:style-name="T66">overtime?</text:span></text:p>
      <text:p text:style-name="Standard"><text:span text:style-name="T67">HD:</text:span><text:span text:style-name="T68"><text:s/>Yes, our overtime pay rate is double the normal salary. But even with overtime pay, the existing team members are not willing to do the extra work, which leads to further attrition.</text:span></text:p>
      <text:p text:style-name="P69"/>
      <text:p text:style-name="Standard"><text:span text:style-name="T70">CD:</text:span><text:span text:style-name="T71"><text:s/>Got it. But when you employ contractor</text:span><text:span text:style-name="T72">s from Data Churn, who do not know your data as well as your team members, does that not affect the quality of the work?</text:span></text:p>
      <text:p text:style-name="Standard"/>
      <text:p text:style-name="Standard"><text:span text:style-name="T73">HU:</text:span><text:span text:style-name="T74"><text:s/>Absolutely, data knowledge is key to our work. So, when we employ Data Churn contractors, the quality of their analysis and insight</text:span><text:span text:style-name="T75">s is not as good as what our team members would produce because the former do not have in-depth knowledge of our data. Because of this, our existing team members need<text:s/></text:span><text:span text:style-name="T76">to review</text:span><text:span text:style-name="T77"><text:s/>their work, which leads to duplication of effort.</text:span></text:p>
      <text:p text:style-name="P78"/>
      <text:p text:style-name="Standard"><text:span text:style-name="T79">CD:</text:span><text:span text:style-name="T80"><text:s/></text:span><text:span text:style-name="T81">it looks Data Chum is not helping for your team? I am hearing other companies about escalations about the tool. Is it true in your cases?</text:span></text:p>
      <text:p text:style-name="Standard"><text:span text:style-name="T82">HU:</text:span><text:span text:style-name="T83"><text:s/>T</text:span><text:span text:style-name="T84">ell me about it! I keep getting escalations every other day from the heads of various departments that my team is not functioning optimally. I wish I could get some peace of mind at times. Data Churn is certainly not helping our case!</text:span></text:p>
      <text:p text:style-name="P85"/>
      <text:p text:style-name="Standard"><text:span text:style-name="T86">CD:</text:span><text:span text:style-name="T87"><text:s/></text:span><text:span text:style-name="T88">seems like Dat</text:span><text:span text:style-name="T89">a churn consumes lots of effort but instead<text:s/></text:span><text:span text:style-name="T90">it’s</text:span><text:span text:style-name="T91"><text:s/>not helping your<text:s/></text:span><text:span text:style-name="T92">business,</text:span><text:span text:style-name="T93"><text:s/>right</text:span><text:span text:style-name="T94">?</text:span></text:p>
      <text:p text:style-name="Standard"><text:span text:style-name="T95">HU:</text:span><text:span text:style-name="T96"><text:s/>It definitely does. Our business is becoming more and more data driven, and all the departments are highly reliant on us to provide on-ti</text:span><text:span text:style-name="T97">me quality insights. Else, their decisions are delayed or are sub-optimal. Just last week, the Head of Marketing was on my case on the phone, talking about how their marketing campaign was delayed by more than two weeks during the peak season because my te</text:span><text:span text:style-name="T98">am could not share insights on which stores are to be targeted for the campaign.</text:span></text:p>
      <text:p text:style-name="P99"/>
      <text:p text:style-name="Standard"><text:span text:style-name="T100">CD:</text:span><text:span text:style-name="T101"><text:s/>It sounds like Data Churn is causing employee attrition, high training costs, high overtime costs, high contractor costs, low-quality output, duplication of effort and de</text:span><text:span text:style-name="T102">lays, thus affecting critical business decisions. Is that a fair summary?</text:span></text:p>
      <text:p text:style-name="Standard"><text:span text:style-name="T103">HU:</text:span><text:span text:style-name="T104"><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rinivasa Raghavan</dc:creator>
    <meta:creation-date>2021-08-12T10:18:00Z</meta:creation-date>
    <dc:date>2021-08-12T15:11:00Z</dc:date>
    <meta:template xlink:href="Normal" xlink:type="simple"/>
    <meta:editing-cycles>8</meta:editing-cycles>
    <meta:editing-duration>PT5580S</meta:editing-duration>
    <meta:document-statistic meta:page-count="2" meta:paragraph-count="8" meta:word-count="666" meta:character-count="4460" meta:row-count="31" meta:non-whitespace-character-count="3802"/>
  </office:meta>
</office:document-meta>
</file>